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end" style:justify-single-word="false" style:snap-to-layout-grid="false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24pt" fo:language="pt" fo:country="BR" style:font-size-asian="24pt" style:font-size-complex="24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5" style:family="paragraph" style:parent-style-name="Standard">
      <style:paragraph-properties style:snap-to-layout-grid="false"/>
      <style:text-properties fo:font-size="10pt" fo:language="pt" fo:country="BR" style:font-size-asian="10pt" style:language-complex="ar" style:country-complex="SA"/>
    </style:style>
    <style:style style:name="P6" style:family="paragraph" style:parent-style-name="Standard">
      <style:text-properties fo:language="pt" fo:country="BR" style:language-complex="ar" style:country-complex="SA"/>
    </style:style>
    <style:style style:name="P7" style:family="paragraph" style:parent-style-name="Standard" style:list-style-name="L5">
      <style:text-properties fo:language="pt" fo:country="BR" style:language-complex="ar" style:country-complex="SA"/>
    </style:style>
    <style:style style:name="P8" style:family="paragraph" style:parent-style-name="Standard">
      <style:text-properties fo:font-size="11pt" fo:language="pt" fo:country="BR" style:font-size-asian="11pt" style:font-size-complex="11pt" style:language-complex="ar" style:country-complex="SA"/>
    </style:style>
    <style:style style:name="P9" style:family="paragraph" style:parent-style-name="Standard" style:list-style-name="L4">
      <style:text-properties fo:font-size="11pt" fo:language="pt" fo:country="BR" style:font-size-asian="11pt" style:font-size-complex="11pt" style:language-complex="ar" style:country-complex="SA"/>
    </style:style>
    <style:style style:name="P10" style:family="paragraph" style:parent-style-name="Standard" style:list-style-name="L6">
      <style:text-properties fo:font-size="11pt" fo:language="pt" fo:country="BR" style:font-size-asian="11pt" style:font-size-complex="11pt" style:language-complex="ar" style:country-complex="SA"/>
    </style:style>
    <style:style style:name="P11" style:family="paragraph" style:parent-style-name="Standard" style:list-style-name="L12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1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 style:language-complex="ar" style:country-complex="SA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fo:language="pt" fo:country="BR" style:font-size-asian="10pt" style:language-complex="ar" style:country-complex="SA"/>
    </style:style>
    <style:style style:name="P15" style:family="paragraph" style:parent-style-name="Text_20_body" style:list-style-name="L4">
      <style:paragraph-properties fo:text-align="justify" style:justify-single-word="false"/>
      <style:text-properties style:font-name="Times New Roman" fo:font-size="11pt" fo:language="pt" fo:country="BR" style:font-size-asian="11pt" style:font-size-complex="11pt" style:language-complex="ar" style:country-complex="SA"/>
    </style:style>
    <style:style style:name="P16" style:family="paragraph" style:parent-style-name="Text_20_body" style:list-style-name="L1">
      <style:paragraph-properties fo:text-align="justify" style:justify-single-word="false" style:vertical-align="auto"/>
      <style:text-properties fo:language="pt" fo:country="BR" style:language-complex="ar" style:country-complex="SA"/>
    </style:style>
    <style:style style:name="P17" style:family="paragraph" style:parent-style-name="Text_20_body" style:list-style-name="L11">
      <style:paragraph-properties fo:text-align="justify" style:justify-single-word="false">
        <style:tab-stops/>
      </style:paragraph-properties>
    </style:style>
    <style:style style:name="P18" style:family="paragraph" style:parent-style-name="Text_20_body" style:list-style-name="L7">
      <style:text-properties style:font-name="Times New Roman1" fo:font-size="11pt" fo:language="pt" fo:country="BR" style:font-size-asian="11pt" style:font-size-complex="11pt" style:language-complex="ar" style:country-complex="SA"/>
    </style:style>
    <style:style style:name="P19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0" style:family="paragraph" style:parent-style-name="Text_20_body" style:list-style-name="L1">
      <style:paragraph-properties fo:text-align="justify" style:justify-single-word="false" style:vertical-align="auto"/>
      <style:text-properties fo:font-size="11pt" fo:language="pt" fo:country="BR" style:font-size-asian="11pt" style:font-size-complex="11pt" style:language-complex="ar" style:country-complex="SA"/>
    </style:style>
    <style:style style:name="P21" style:family="paragraph" style:parent-style-name="Text_20_body" style:list-style-name="L3">
      <style:paragraph-properties fo:text-align="justify" style:justify-single-word="false" style:vertical-align="auto"/>
      <style:text-properties fo:font-size="11pt" fo:language="pt" fo:country="BR" style:font-size-asian="11pt" style:font-size-complex="11pt" style:language-complex="ar" style:country-complex="SA"/>
    </style:style>
    <style:style style:name="P22" style:family="paragraph" style:parent-style-name="Text_20_body" style:list-style-name="L3">
      <style:paragraph-properties fo:text-align="justify" style:justify-single-word="false" style:vertical-align="auto"/>
      <style:text-properties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P23" style:family="paragraph" style:parent-style-name="Text_20_body" style:list-style-name="WW8Num7">
      <style:paragraph-properties fo:margin-left="2.54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fo:language="pt" fo:country="BR" style:font-size-asian="12pt" style:font-size-complex="12pt" style:language-complex="ar" style:country-complex="SA"/>
    </style:style>
    <style:style style:name="P24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style:vertical-align="auto"/>
      <style:text-properties fo:font-size="12pt" fo:language="pt" fo:country="BR" fo:font-weight="bold" style:font-size-asian="12pt" style:font-weight-asian="bold" style:font-size-complex="12pt" style:language-complex="ar" style:country-complex="SA" style:font-weight-complex="bold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26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style:vertical-align="auto"/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use-window-font-color="true" style:font-name="Arial1" fo:font-size="11pt" fo:language="pt" fo:country="BR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28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language="pt" fo:country="BR" fo:font-weight="bold" style:font-size-asian="24pt" style:font-weight-asian="bold" style:font-size-complex="24pt" style:language-complex="ar" style:country-complex="SA" style:font-weight-complex="bold"/>
    </style:style>
    <style:style style:name="P30" style:family="paragraph" style:parent-style-name="Heading_20_2" style:list-style-name="L12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31" style:family="paragraph" style:parent-style-name="Heading_20_1">
      <style:paragraph-properties fo:text-align="justify" style:justify-single-word="false"/>
      <style:text-properties style:font-name="Times New Roman" fo:font-size="14pt" fo:language="pt" fo:country="BR" style:font-size-asian="14pt" style:font-size-complex="14pt" style:language-complex="ar" style:country-complex="SA"/>
    </style:style>
    <style:style style:name="P32" style:family="paragraph" style:parent-style-name="Heading_20_1">
      <style:paragraph-properties fo:text-align="justify" style:justify-single-word="false"/>
      <style:text-properties style:font-name="Arial1" fo:font-size="12pt" fo:language="pt" fo:country="BR" style:font-size-asian="12pt" style:font-size-complex="12pt" style:language-complex="ar" style:country-complex="SA"/>
    </style:style>
    <style:style style:name="P33" style:family="paragraph" style:parent-style-name="Heading_20_3" style:list-style-name="L12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style:font-size-asian="10pt" style:language-complex="ar" style:country-complex="SA"/>
    </style:style>
    <style:style style:name="T4" style:family="text">
      <style:text-properties fo:font-size="10pt" fo:language="pt" fo:country="BR" style:font-size-asian="10pt" style:font-size-complex="10pt" style:language-complex="ar" style:country-complex="SA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fo:language="pt" fo:country="BR" style:font-size-asian="12pt" style:font-size-complex="12pt" style:language-complex="ar" style:country-complex="SA"/>
    </style:style>
    <style:style style:name="T8" style:family="text">
      <style:text-properties style:font-name="Times New Roman" fo:font-size="12pt" fo:language="pt" fo:country="BR" fo:font-weight="bold" style:font-size-asian="12pt" style:font-weight-asian="bold" style:font-size-complex="12pt" style:language-complex="ar" style:country-complex="SA" style:font-weight-complex="bold"/>
    </style:style>
    <style:style style:name="T9" style:family="text">
      <style:text-properties style:font-name="Times New Roman" fo:language="pt" fo:country="BR" style:language-complex="ar" style:country-complex="SA"/>
    </style:style>
    <style:style style:name="T10" style:family="text">
      <style:text-properties style:font-name="Times New Roman" fo:language="pt" fo:country="BR" fo:font-weight="normal" style:font-weight-asian="normal" style:language-complex="ar" style:country-complex="SA" style:font-weight-complex="normal"/>
    </style:style>
    <style:style style:name="T11" style:family="text">
      <style:text-properties style:font-name="Times New Roman"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T1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pt" fo:country="BR" style:language-complex="ar" style:country-complex="SA"/>
    </style:style>
    <style:style style:name="T16" style:family="text">
      <style:text-properties fo:language="pt" fo:country="BR" fo:font-weight="normal" style:font-weight-asian="normal" style:language-complex="ar" style:country-complex="SA" style:font-weight-complex="normal"/>
    </style:style>
    <style:style style:name="T17" style:family="text">
      <style:text-properties fo:language="pt" fo:country="BR" fo:font-weight="bold" style:font-weight-asian="bold" style:language-complex="ar" style:country-complex="SA" style:font-weight-complex="bold"/>
    </style:style>
    <style:style style:name="T18" style:family="text">
      <style:text-properties fo:font-size="12pt" fo:language="pt" fo:country="BR" style:font-size-asian="12pt" style:font-size-complex="12pt" style:language-complex="ar" style:country-complex="SA"/>
    </style:style>
    <style:style style:name="T19" style:family="text">
      <style:text-properties fo:font-size="12pt" fo:language="pt" fo:country="BR" fo:font-weight="bold" style:font-size-asian="12pt" style:font-weight-asian="bold" style:font-size-complex="12pt" style:language-complex="ar" style:country-complex="SA" style:font-weight-complex="bold"/>
    </style:style>
    <style:style style:name="T20" style:family="text">
      <style:text-properties fo:font-size="12pt" fo:language="pt" fo:country="BR" fo:font-weight="normal" style:font-size-asian="12pt" style:font-weight-asian="normal" style:font-size-complex="12pt" style:language-complex="ar" style:country-complex="SA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Arial1" fo:language="pt" fo:country="BR" style:language-complex="ar" style:country-complex="SA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font-size="11pt" fo:language="pt" fo:country="BR" style:font-size-asian="11pt" style:font-size-complex="11pt" style:language-complex="ar" style:country-complex="SA"/>
    </style:style>
    <style:style style:name="T30" style:family="text">
      <style:text-properties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31" style:family="text">
      <style:text-properties style:font-name="Times New Roman1" fo:language="pt" fo:country="BR"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emória Virtual<text:line-break/>Caso de Uso: Editar Cadastro Próprio</text:p>
      <text:p text:style-name="P3"/>
      <text:h text:style-name="P32" text:outline-level="1">Breve Descrição</text:h>
      <text:p text:style-name="P8"><text:tab/>Esse caso de uso permite ao usuário editar os dados do seu cadastro, com exceção do seu <text:tab/>nível de acesso (Administrador, Gerente, Revisor ou Catalogador) e do status do seu <text:tab/>cadastro (Ativo ou inativo). </text:p>
      <text:h text:style-name="P31" text:outline-level="1">Breve Descrição dos Atores</text:h>
      <text:list xml:id="list1727375306" text:style-name="L5">
        <text:list-item>
          <text:p text:style-name="P7"><text:span text:style-name="T26">Usuário: Catalogador, Revisor, Gerente da Instituição ou Administrador do sistema</text:span>.</text:p>
        </text:list-item>
      </text:list>
      <text:h text:style-name="P32" text:outline-level="1">Pré-condições </text:h>
      <text:list xml:id="list1562936860" text:style-name="L6">
        <text:list-item>
          <text:p text:style-name="P10">O usuário está logado <text:span text:style-name="T24">no</text:span> sistema.</text:p>
        </text:list-item>
      </text:list>
      <text:h text:style-name="P32" text:outline-level="1">Fluxo Básico de eventos</text:h>
      <text:list xml:id="list315372207" text:style-name="L7">
        <text:list-item>
          <text:p text:style-name="P18">O usuário seleciona a opção “Editar Meu Cadastro”;</text:p>
        </text:list-item>
        <text:list-item>
          <text:p text:style-name="P18">O sistema <text:span text:style-name="T24">exibe uma tela contendo os <text:s/>seguintes campos, com preenchimento não obrigatório, para edição dos dados:</text:span></text:p>
          <text:list>
            <text:list-item>
              <text:p text:style-name="P18">campo <text:span text:style-name="T24">“</text:span>E-mail” editável. O campo aparece preenchido pelo e-mail atual do usuário;</text:p>
            </text:list-item>
            <text:list-item>
              <text:p text:style-name="P18">campo “Nome Completo” editável. O campo aparece preenchido pelo nome atual registrado no sistema; </text:p>
            </text:list-item>
            <text:list-item>
              <text:p text:style-name="P18">campo “Telefone para Contato”editável. O campo aparece preenchido pelo telefone atual registrado no sistema;</text:p>
            </text:list-item>
            <text:list-item>
              <text:p text:style-name="P18">opção “Alterar Senha” para solicitar alteração do dado senha. Essa opção pode ser ;</text:p>
            </text:list-item>
            <text:list-item>
              <text:p text:style-name="P18">campo editável “Senha Atual” para inserção da senha registrada no sistema atualmente – <text:span text:style-name="T14">desabilitado, preenchimento obrigatório no caso do campo Nova Senha ter sido alterado</text:span>. O campo só pode ser <text:span text:style-name="T14">habilitado para edição</text:span> se a opção Alterar Senha for selecionada;</text:p>
            </text:list-item>
            <text:list-item>
              <text:p text:style-name="P18">campo editável “Nova Senha” para inserção da nova senha que o usuário deseja (a nova senha deve ser pessoal, intrasferível de no mínimo 6 caracteres e no máximo 30) – <text:span text:style-name="T14">desabilitado</text:span>. O campo só pode ser <text:span text:style-name="T14">habilitado para edição</text:span> se a opção Alterar Senha for selecionada;</text:p>
            </text:list-item>
            <text:list-item>
              <text:p text:style-name="P18">campo editável “Confirmar Nova Senha” para repetir a nova senha fornecida – <text:span text:style-name="T14">desabilitado, preenchimento obrigatório no caso do campo Nova Senha ter sido alterado.</text:span> O campo só pode ser <text:span text:style-name="T14">habilitado para edição</text:span> se a opção Alterar Senha for selecionada;</text:p>
            </text:list-item>
            <text:list-item>
              <text:p text:style-name="P18">campo contendo mecanismo “captcha”;</text:p>
            </text:list-item>
            <text:list-item>
              <text:p text:style-name="P18"><text:soft-page-break/>opção “Salvar” alterações nos dados;</text:p>
            </text:list-item>
            <text:list-item>
              <text:p text:style-name="P18">opção “Cancelar” para deixar a opção “Editar Meu Cadastro” sem alterar nenhum dado.</text:p>
            </text:list-item>
          </text:list>
        </text:list-item>
        <text:list-item>
          <text:p text:style-name="P18">O usuário seleciona o(s) campos referentes aos dado(s) que deseja alterar e informa os novos dados que deseja. Caso a opção “Alterar Senha” seja selecionada, os campos referentes a ela devem ser habilitados para que o usuário forneça as informações adequadamente. </text:p>
        </text:list-item>
        <text:list-item>
          <text:p text:style-name="P18">Após as alterações desejadas, o usuário preenche o campo “captcha”, e seleciona a opção Salvar para registrar as mudanças no sistema.</text:p>
        </text:list-item>
        <text:list-item>
          <text:p text:style-name="P18">O sistema exibe a mensagem “Alterações realizadas com sucesso” e redireciona para a página principal do sistema;</text:p>
        </text:list-item>
        <text:list-item>
          <text:p text:style-name="P18">O caso de uso termina.</text:p>
        </text:list-item>
      </text:list>
      <text:h text:style-name="P32" text:outline-level="1">Fluxos Alternativos</text:h>
      <text:p text:style-name="P27">Fluxo Alternativo 1</text:p>
      <text:p text:style-name="P19">Se no passo <text:span text:style-name="T14">4</text:span> do <text:span text:style-name="T14">Fluxo Básico</text:span> o usuário tiver selecionado a opção Alterar Senha e não tiver fornecido todas as informações obrigatórias relativas a ela, então:</text:p>
      <text:list xml:id="list10138472332" text:style-name="L1">
        <text:list-item>
          <text:p text:style-name="P16"><text:span text:style-name="T26">O sistema exibe a mensagem ”O campo &lt;nome do campo&gt; não foi preenchido”;</text:span></text:p>
        </text:list-item>
        <text:list-item>
          <text:p text:style-name="P20">O caso de uso retorna ao passo <text:span text:style-name="T14">3 </text:span><text:span text:style-name="T24">do </text:span><text:span text:style-name="T14">Fluxo Básico</text:span>.</text:p>
        </text:list-item>
      </text:list>
      <text:list xml:id="list420996491" text:style-name="L2">
        <text:list-header>
          <text:p text:style-name="P26">Fluxo Alternativo 2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4"><text:s/><text:tab/><text:span text:style-name="T28">Se no passo </text:span><text:span text:style-name="T26">4</text:span><text:span text:style-name="T28"> do </text:span><text:span text:style-name="T26">Fluxo Básico</text:span><text:span text:style-name="T28">, o usuário não preencher ou preencher <text:tab/>erroneamente o <text:tab/>campo “captcha”, então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15741547031" text:style-name="L3">
        <text:list-item>
          <text:p text:style-name="P22">O sistema exibe a mensagem “campo captcha inválido”;</text:p>
        </text:list-item>
        <text:list-item>
          <text:p text:style-name="P21"><text:span text:style-name="T24">O caso de uso retorna ao passo </text:span><text:span text:style-name="T14">2</text:span><text:span text:style-name="T24"> do </text:span><text:span text:style-name="T14">Fluxo Básico </text:span><text:span text:style-name="T24">contendo uma nova “senha captcha”, preservando apenas o campo de e-mail preenchido pelo usuário.</text:span></text:p>
        </text:list-item>
      </text:list>
      <text:p text:style-name="P25">Fluxo Alternativo 3</text:p>
      <text:p text:style-name="P28"><text:span text:style-name="T29">Se a </text:span><text:span text:style-name="T30">qualquer momento</text:span><text:span text:style-name="T29"> o usuário selecionar a opção “Cancelar”</text:span><text:span text:style-name="Fonte_20_parág._20_padrão"><text:span text:style-name="T29">:</text:span></text:span></text:p>
      <text:list xml:id="list626905286" text:style-name="L11">
        <text:list-item>
          <text:p text:style-name="P17"><text:span text:style-name="Fonte_20_parág._20_padrão"><text:span text:style-name="T11">O sistema retorna à página inicial e </text:span></text:span><text:span text:style-name="Fonte_20_parág._20_padrão"><text:span text:style-name="T29">o caso de uso termina.</text:span></text:span></text:p>
        </text:list-item>
      </text:list>
      <text:h text:style-name="P32" text:outline-level="1">Pós-condições</text:h>
      <text:list xml:id="list1331524378" text:style-name="L12">
        <text:list-item>
          <text:list>
            <text:list-item>
              <text:h text:style-name="P30" text:outline-level="2"><text:span text:style-name="T13">Fluxo Básico: Os dados do cadastro do usuário são alterados no sistema;</text:span></text:h>
            </text:list-item>
            <text:list-item>
              <text:h text:style-name="P33" text:outline-level="3"><text:span text:style-name="T13">Fluxo Alternativo 1: Não ocorre alteração no sistema;</text:span></text:h>
            </text:list-item>
            <text:list-item>
              <text:p text:style-name="P11"><text:span text:style-name="T13">Fluxo Alternativo 2: Não ocorre alteração no sistema;</text:span></text:p>
            </text:list-item>
            <text:list-item>
              <text:p text:style-name="P11"><text:span text:style-name="T13">Fluxo Alternativo 3: Não ocorre alteração no sistema.</text:span></text:p>
            </text:list-item>
          </text:list>
        </text:list-item>
      </text:list>
      <text:h text:style-name="P32" text:outline-level="1">Requisitos especiais</text:h>
      <text:list xml:id="list6669773541" text:style-name="L4">
        <text:list-item>
          <text:list>
            <text:list-item>
              <text:p text:style-name="P12"><text:span text:style-name="T5">Performance: A resposta do sistema para a busca do usuário deve ser realizada em até 1 segundo.</text:span></text:p>
            </text:list-item>
            <text:list-item>
              <text:p text:style-name="P15">Segurança: A senha deve ser armazenada usando criptografia SHA – 502.</text:p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style:font-name="Times New Roman1" fo:font-weight="normal" style:font-weight-asian="normal" style:font-weight-complex="norma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size="11pt" style:font-name-asian="OpenSymbol" style:font-size-asian="9.60000038146973pt" style:font-name-complex="Open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 style:language-complex="ar" style:country-complex="SA"/>
    </style:style>
    <style:style style:name="MP4" style:family="paragraph" style:parent-style-name="Standard">
      <style:text-properties fo:language="pt" fo:country="BR" style:language-complex="ar" style:country-complex="SA"/>
    </style:style>
    <style:style style:name="MP5" style:family="paragraph" style:parent-style-name="Standard">
      <style:paragraph-properties style:snap-to-layout-grid="false"/>
      <style:text-properties fo:font-size="10pt" fo:language="pt" fo:country="BR" style:font-size-asian="10pt" style:language-complex="ar" style:country-complex="SA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fo:language="pt" fo:country="BR" style:font-size-asian="10pt" style:language-complex="ar" style:country-complex="SA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complex="ar" style:country-complex="SA"/>
    </style:style>
    <style:style style:name="MT2" style:family="text">
      <style:text-properties fo:font-size="10pt" fo:language="pt" fo:country="BR" style:font-size-asian="10pt" style:font-size-complex="10pt" style:language-complex="ar" style:country-complex="SA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4</text:p>
            </table:table-cell>
            <table:table-cell table:style-name="Tabela2.C1" office:value-type="string">
              <text:p text:style-name="MP3">Versão do documento: 1.2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5"><text:s text:c="2"/>Data: <text:s/>13/08/14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6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7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8</meta:editing-cycles>
    <meta:editing-duration>PT6H53M21S</meta:editing-duration>
    <meta:generator>LibreOffice/3.5$Linux_x86 LibreOffice_project/350m1$Build-2</meta:generator>
    <dc:date>2014-08-13T16:38:53</dc:date>
    <meta:document-statistic meta:table-count="2" meta:image-count="1" meta:object-count="0" meta:page-count="2" meta:paragraph-count="51" meta:word-count="643" meta:character-count="3859" meta:non-whitespace-character-count="3268"/>
  </office:meta>
</office:document-meta>
</file>